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7.597cm"/>
    </style:style>
    <style:style style:name="co3" style:family="table-column">
      <style:table-column-properties fo:break-before="auto" style:column-width="4.764cm"/>
    </style:style>
    <style:style style:name="co4" style:family="table-column">
      <style:table-column-properties fo:break-before="auto" style:column-width="9.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ivrable 1 :</text:p>
          </table:table-cell>
          <table:table-cell table:style-name="Default" office:value-type="string" calcext:value-type="string">
            <text:p>( compléter seulement les cellules en jaune, sans changer de référence, avec les consignes entre parenthèses 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TP :</text:p>
          </table:table-cell>
          <table:table-cell office:value-type="string" calcext:value-type="string">
            <text:p>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pe de SAE :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Nom de l’entreprise :</text:p>
          </table:table-cell>
          <table:table-cell table:style-name="ce18" office:value-type="string" calcext:value-type="string">
            <text:p>Scale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du référent :</text:p>
          </table:table-cell>
          <table:table-cell office:value-type="string" calcext:value-type="string">
            <text:p>LECOQ brian</text:p>
          </table:table-cell>
          <table:table-cell office:value-type="string" calcext:value-type="string">
            <text:p>(NOM en majuscule et prénom en minuscule)</text:p>
          </table:table-cell>
          <table:table-cell/>
        </table:table-row>
        <table:table-row table:style-name="ro1">
          <table:table-cell office:value-type="string" calcext:value-type="string">
            <text:p>NOM prénom étudiant 2 :</text:p>
          </table:table-cell>
          <table:table-cell office:value-type="string" calcext:value-type="string">
            <text:p>KRAKOVINSKY 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3 :</text:p>
          </table:table-cell>
          <table:table-cell office:value-type="string" calcext:value-type="string">
            <text:p>LECROSNIER land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4 :</text:p>
          </table:table-cell>
          <table:table-cell office:value-type="string" calcext:value-type="string">
            <text:p>GOSSIAUX—CHOPARD-GUILLAUMOT math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 prénom étudiant 5 :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 GitHub » :</text:p>
          </table:table-cell>
          <table:table-cell office:value-type="string" calcext:value-type="string">
            <text:p><text:a xlink:href="https://github.com/llecrosn/llecrosn.github.io" xlink:type="simple">https://github.com/llecrosn/llecrosn.github.io</text:a> </text:p>
          </table:table-cell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Hub Pages » :</text:p>
          </table:table-cell>
          <table:table-cell office:value-type="string" calcext:value-type="string">
            <text:p><text:a xlink:href="https://llecrosn.github.io/" xlink:type="simple">https://llecrosn.github.io/</text:a>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MENU : <text:s/>(sélection du texte) insertion / hyperlien)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URL <text:s/>( sélection du texte ; clic droit éditer l’hyperlien)</text:p>
          </table:table-cell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ivrable 2 :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RL du projet «Gitlab» :</text:p>
          </table:table-cell>
          <table:table-cell/>
          <table:table-cell office:value-type="string" calcext:value-type="string">
            <text:p>(mettre le texte du lien et un lien sur ce texte)</text:p>
          </table:table-cell>
          <table:table-cell/>
        </table:table-row>
        <table:table-row table:style-name="ro1">
          <table:table-cell office:value-type="string" calcext:value-type="string">
            <text:p>URL du site « Gitlab Pages 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projet «Bitbucket» 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RL du site «Bitbucket Pages » 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09:06:28.5079616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13T09:02:22.066329585</meta:creation-date>
    <dc:date>2025-09-16T09:06:48.055185277</dc:date>
    <meta:editing-duration>PT1H9M14S</meta:editing-duration>
    <meta:editing-cycles>18</meta:editing-cycles>
    <meta:generator>LibreOffice/25.2.5.2$Linux_X86_64 LibreOffice_project/fb4792146257752f54eab576deb869869b108571</meta:generator>
    <meta:document-statistic meta:table-count="1" meta:cell-count="31" meta:object-count="0"/>
  </office:meta>
</office:document-meta>
</file>